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1" svg:font-family="'Source Code Pro Medium'" style:font-pitch="fixed"/>
    <style:font-face style:name="Liberation Sans1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cm" fo:min-width="8.5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cm" fo:min-width="7.85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239cm" fo:min-width="7.857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95cm" fo:min-width="8.5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2.5cm"/>
    </style:style>
    <style:style style:name="gr6" style:family="graphic" style:parent-style-name="objectwithoutfill">
      <style:graphic-properties svg:stroke-color="#000000" draw:marker-end="Arrow" draw:marker-end-width="0.2cm" draw:fill="none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false" fo:min-height="0.319cm" fo:min-width="0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25cm" fo:min-width="6.75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false" fo:min-height="0.637cm" fo:min-width="0cm"/>
    </style:style>
    <style:style style:name="gr10" style:family="graphic" style:parent-style-name="standard">
      <style:graphic-properties draw:stroke="none" svg:stroke-color="#000000" draw:fill="none" draw:fill-color="#ffffff" fo:min-height="0.357cm"/>
    </style:style>
    <style:style style:name="gr11" style:family="graphic" style:parent-style-name="standard">
      <style:graphic-properties draw:stroke="none" svg:stroke-color="#000000" draw:marker-end="Arrow" draw:marker-end-width="0.2cm" draw:fill="none" draw:fill-color="#ffffff" draw:textarea-horizontal-align="left" draw:auto-grow-height="true" draw:auto-grow-width="false" fo:min-height="0.637cm" fo:min-width="0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798cm" fo:min-width="8.492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2.798cm" fo:min-width="7.247cm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239cm" fo:min-width="8.492cm"/>
    </style:style>
    <style:style style:name="gr15" style:family="graphic" style:parent-style-name="standard">
      <style:graphic-properties draw:stroke="none" svg:stroke-color="#000000" draw:marker-end="Arrow" draw:marker-end-width="0.2cm" draw:fill="none" draw:fill-color="#ffffff" draw:textarea-horizontal-align="left" draw:auto-grow-height="true" draw:auto-grow-width="false" fo:min-height="0.319cm" fo:min-width="0cm"/>
    </style:style>
    <style:style style:name="gr16" style:family="graphic" style:parent-style-name="standard">
      <style:graphic-properties draw:stroke="none" svg:stroke-color="#000000" draw:marker-end="Arrow" draw:marker-end-width="0.2cm" draw:fill="none" draw:fill-color="#ffffff" draw:textarea-horizontal-align="left" draw:auto-grow-height="true" draw:auto-grow-width="false" fo:min-height="0.75cm" fo:min-width="0cm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25cm" fo:min-width="6.7cm"/>
    </style:style>
    <style:style style:name="gr18" style:family="graphic" style:parent-style-name="standard">
      <style:graphic-properties draw:stroke="none" svg:stroke-color="#000000" draw:marker-end="Arrow" draw:marker-end-width="0.2cm" draw:fill="none" draw:fill-color="#ffffff" draw:textarea-horizontal-align="left" draw:auto-grow-height="true" draw:auto-grow-width="false" fo:min-height="0.819cm" fo:min-width="0cm"/>
    </style:style>
    <style:style style:name="gr19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7cm" fo:min-width="7.25cm"/>
    </style:style>
    <style:style style:name="gr20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cm" fo:min-width="7.25cm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25cm" fo:min-width="6.6cm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25cm" fo:min-width="6.45cm"/>
    </style:style>
    <style:style style:name="gr23" style:family="graphic" style:parent-style-name="standard">
      <style:graphic-properties draw:stroke="none" svg:stroke-color="#000000" draw:marker-end="Arrow" draw:marker-end-width="0.2cm" draw:fill="none" draw:fill-color="#ffffff" draw:textarea-horizontal-align="left" draw:auto-grow-height="true" draw:auto-grow-width="false" fo:min-height="0.651cm" fo:min-width="0cm"/>
    </style:style>
    <style:style style:name="gr24" style:family="graphic" style:parent-style-name="standard">
      <style:graphic-properties draw:stroke="none" svg:stroke-color="#000000" draw:marker-end="Arrow" draw:marker-end-width="0.2cm" draw:fill="none" draw:fill-color="#ffffff" draw:textarea-horizontal-align="left" draw:auto-grow-height="true" draw:auto-grow-width="false" fo:min-height="0.653cm" fo:min-width="0cm"/>
    </style:style>
    <style:style style:name="gr25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238cm" fo:min-width="6.435cm"/>
    </style:style>
    <style:style style:name="gr26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false" fo:min-height="0.63cm" fo:min-width="0cm"/>
    </style:style>
    <style:style style:name="gr27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25cm" fo:min-width="6.1cm"/>
    </style:style>
    <style:style style:name="gr28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25cm" fo:min-width="4.961cm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3.842cm" fo:min-width="8.5cm"/>
    </style:style>
    <style:style style:name="gr30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75cm" fo:min-width="6cm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cm" fo:min-width="6cm"/>
    </style:style>
    <style:style style:name="gr32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5cm" fo:min-width="7.456cm"/>
    </style:style>
    <style:style style:name="gr33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25cm" fo:min-width="7.456cm"/>
    </style:style>
    <style:style style:name="gr3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7.456cm"/>
    </style:style>
    <style:style style:name="gr35" style:family="graphic" style:parent-style-name="objectwithoutfill">
      <style:graphic-properties draw:stroke="dash" draw:stroke-dash="_32__20_Dots_20_1_20_Dash" svg:stroke-color="#000000" draw:marker-end="Arrow" draw:marker-end-width="0.2cm" draw:fill="none" draw:fill-color="#ffffff" draw:textarea-vertical-align="middle"/>
    </style:style>
    <style:style style:name="gr36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cm" fo:min-width="8.5cm"/>
    </style:style>
    <style:style style:name="gr37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25cm" fo:min-width="8.5cm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cm" fo:min-width="8.5cm"/>
    </style:style>
    <style:style style:name="gr39" style:family="graphic" style:parent-style-name="standard">
      <style:graphic-properties svg:stroke-color="#000000" draw:fill="none" draw:textarea-horizontal-align="justify" draw:textarea-vertical-align="top" draw:auto-grow-height="false" fo:min-height="1cm" fo:min-width="7.25cm"/>
    </style:style>
    <style:style style:name="gr40" style:family="graphic" style:parent-style-name="standard">
      <style:graphic-properties svg:stroke-color="#000000" draw:fill="none" draw:textarea-horizontal-align="justify" draw:textarea-vertical-align="top" draw:auto-grow-height="false" fo:min-height="5.75cm" fo:min-width="7.247cm"/>
    </style:style>
    <style:style style:name="gr4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7.247cm"/>
    </style:style>
    <style:style style:name="gr42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75cm" fo:min-width="8.5cm"/>
    </style:style>
    <style:style style:name="gr4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8.5cm"/>
    </style:style>
    <style:style style:name="gr44" style:family="graphic" style:parent-style-name="standard">
      <style:graphic-properties draw:stroke="none" svg:stroke-color="#000000" draw:marker-end="Arrow" draw:marker-end-width="0.2cm" draw:fill="none" draw:fill-color="#ffffff" draw:textarea-horizontal-align="left" draw:auto-grow-height="true" draw:auto-grow-width="false" fo:min-height="0.5cm" fo:min-width="0cm"/>
    </style:style>
    <style:style style:name="gr45" style:family="graphic" style:parent-style-name="standard">
      <style:graphic-properties draw:stroke="none" svg:stroke-color="#000000" draw:marker-end="Arrow" draw:marker-end-width="0.2cm" draw:fill="none" draw:fill-color="#ffffff" draw:textarea-horizontal-align="left" draw:auto-grow-height="true" draw:auto-grow-width="false" fo:min-height="0.955cm" fo:min-width="0cm"/>
    </style:style>
    <style:style style:name="gr46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3cm" fo:min-width="8.5cm"/>
    </style:style>
    <style:style style:name="gr47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7cm" fo:min-width="7.35cm"/>
    </style:style>
    <style:style style:name="gr48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cm" fo:min-width="7.35cm"/>
    </style:style>
    <style:style style:name="gr49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25cm" fo:min-width="6.75cm"/>
    </style:style>
    <style:style style:name="gr50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85cm" fo:min-width="6.75cm"/>
    </style:style>
    <style:style style:name="gr51" style:family="graphic" style:parent-style-name="standard">
      <style:graphic-properties draw:stroke="none" draw:textarea-horizontal-align="justify" draw:textarea-vertical-align="middle" draw:auto-grow-height="false" fo:min-height="0.2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end"/>
    </style:style>
    <style:style style:name="P4" style:family="paragraph">
      <loext:graphic-properties draw:fill="solid" draw:fill-color="#ffffff"/>
      <style:paragraph-properties fo:text-align="center"/>
      <style:text-properties style:font-name="Source Code Pro Medium1" fo:font-size="8pt" style:font-size-asian="8pt" style:font-size-complex="8pt"/>
    </style:style>
    <style:style style:name="P5" style:family="paragraph">
      <loext:graphic-properties draw:fill="solid" draw:fill-color="#ffffff"/>
      <style:paragraph-properties fo:text-align="end"/>
      <style:text-properties style:font-name="Source Code Pro Medium1" fo:font-size="8pt" style:font-size-asian="8pt" style:font-size-complex="8pt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="none" draw:fill-color="#ffffff"/>
      <style:paragraph-properties fo:text-align="end"/>
      <style:text-properties style:font-name="Source Code Pro Medium1" fo:font-size="8pt" style:font-size-asian="8pt" style:font-size-complex="8pt"/>
    </style:style>
    <style:style style:name="P9" style:family="paragraph">
      <loext:graphic-properties draw:fill="none" draw:fill-color="#ffffff"/>
      <style:paragraph-properties fo:text-align="end"/>
      <style:text-properties fo:font-size="8pt" style:font-size-asian="8pt" style:font-size-complex="8pt"/>
    </style:style>
    <style:style style:name="P10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8pt" style:font-size-asian="8pt" style:font-size-complex="8pt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fo:font-size="8pt" style:font-size-asian="8pt" style:font-size-complex="8pt"/>
    </style:style>
    <style:style style:name="P14" style:family="paragraph">
      <loext:graphic-properties draw:fill="none" draw:fill-color="#ffffff"/>
      <style:paragraph-properties fo:text-align="center"/>
      <style:text-properties style:font-name="Source Code Pro Medium1" fo:font-size="8pt" style:font-size-asian="8pt" style:font-size-complex="8pt"/>
    </style:style>
    <style:style style:name="P15" style:family="paragraph">
      <style:paragraph-properties fo:text-align="center"/>
      <style:text-properties fo:font-size="14pt"/>
    </style:style>
    <style:style style:name="P16" style:family="paragraph">
      <style:paragraph-properties fo:text-align="center"/>
      <style:text-properties fo:font-size="8pt"/>
    </style:style>
    <style:style style:name="P17" style:family="paragraph">
      <style:paragraph-properties fo:text-align="end"/>
      <style:text-properties fo:font-size="8pt"/>
    </style:style>
    <style:style style:name="P18" style:family="paragraph">
      <style:paragraph-properties fo:text-align="start"/>
      <style:text-properties fo:font-size="8pt"/>
    </style:style>
    <style:style style:name="P19" style:family="paragraph">
      <style:text-properties fo:font-size="8pt"/>
    </style:style>
    <style:style style:name="P20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21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Source Code Pro Medium1" fo:font-size="8pt" style:font-size-asian="8pt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cm" svg:height="1.25cm" svg:x="27.1cm" svg:y="11.75cm">
          <text:p text:style-name="P1"><text:span text:style-name="T1">RDO distg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8.35cm" svg:height="1.25cm" svg:x="15.697cm" svg:y="12.86cm">
          <text:p text:style-name="P1"><text:span text:style-name="T1">Upstream git rep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8.357cm" svg:height="2.489cm" svg:x="15.697cm" svg:y="14.105cm">
          <text:p text:style-name="P1"><text:span text:style-name="T2"><text:a xlink:href="https://github.com/openstack/nova" xlink:type="simple">https://github.com/openstack/nova</text:a>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4" xml:id="id17" draw:id="id17" draw:layer="layout" svg:width="9cm" svg:height="3.2cm" svg:x="27.1cm" svg:y="13cm">
          <text:p text:style-name="P1"><text:span text:style-name="T2"><text:a xlink:href="https://github.com/rdo-packages/nova-distgit" xlink:type="simple">https://github.com/rdo-packages/nova-distgit</text:a></text:span><text:span text:style-name="T2"> </text:span></text:p>
          <text:p text:style-name="P1"><text:span text:style-name="T2"><text:a xlink:href="https://review.rdoproject.org/" xlink:type="simple">https://review.rdoproject.org</text:a></text:span><text:span text:style-name="T2"> </text:span></text:p>
          <text:p text:style-name="P1"><text:span text:style-name="T2">project:openstack/nova-distg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" draw:id="id4" draw:layer="layout" svg:width="3cm" svg:height="0.5cm" svg:x="15.697cm" svg:y="14.841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" draw:id="id6" draw:layer="layout" svg:width="3cm" svg:height="0.5cm" svg:x="21.057cm" svg:y="14.841cm">
          <text:p text:style-name="P3"><text:span text:style-name="T2">stable/$VER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" draw:id="id1" draw:layer="layout" svg:width="3cm" svg:height="0.5cm" svg:x="27.1cm" svg:y="14.45cm">
          <text:p text:style-name="P1"><text:span text:style-name="T2">rpm-$VER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line-skew="-0.273cm" svg:x1="27.1cm" svg:y1="14.7cm" svg:x2="25.047cm" svg:y2="21.124cm" draw:start-shape="id1" draw:start-glue-point="3" draw:end-shape="id2" draw:end-glue-point="1" svg:d="M27100 14700h-1300v6424h-753" svg:viewBox="0 0 2054 6425">
          <text:p/>
        </draw:connector>
        <draw:frame draw:style-name="gr7" draw:text-style-name="P7" draw:layer="layout" svg:width="8.353cm" svg:height="0.569cm" svg:x="15.697cm" svg:y="13.5cm">
          <draw:text-box>
            <text:p text:style-name="P1"><text:span text:style-name="T3">source code of upstream project</text:span></text:p>
          </draw:text-box>
        </draw:frame>
        <draw:frame draw:style-name="gr7" draw:text-style-name="P7" draw:layer="layout" svg:width="9cm" svg:height="0.569cm" svg:x="27.1cm" svg:y="12.5cm">
          <draw:text-box>
            <text:p text:style-name="P1"><text:span text:style-name="T3">.spec files and files <text:s/>to build RPM packages from latest upstream</text:span></text:p>
          </draw:text-box>
        </draw:frame>
        <draw:custom-shape draw:style-name="gr8" draw:text-style-name="P2" xml:id="id5" draw:id="id5" draw:layer="layout" svg:width="7.25cm" svg:height="2.5cm" svg:x="13.1cm" svg:y="30.355cm">
          <text:p text:style-name="P1"><text:span text:style-name="T1">RDO Trunk builds server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7.206cm" svg:height="0.887cm" svg:x="13.144cm" svg:y="31.829cm">
          <draw:text-box>
            <text:p text:style-name="P1"><text:span text:style-name="T3">Serves per-commit yum repos and build reports</text:span></text:p>
          </draw:text-box>
        </draw:frame>
        <draw:frame draw:style-name="gr10" draw:text-style-name="P8" draw:layer="layout" svg:width="2.5cm" svg:height="0.607cm" svg:x="18.602cm" svg:y="15cm">
          <draw:text-box>
            <text:p text:style-name="P3"><text:span text:style-name="T2">branches</text:span></text:p>
          </draw:text-box>
        </draw:frame>
        <draw:custom-shape draw:style-name="gr5" draw:text-style-name="P4" xml:id="id8" draw:id="id8" draw:layer="layout" svg:width="3cm" svg:height="0.5cm" svg:x="33.102cm" svg:y="14.441cm">
          <text:p text:style-name="P1"><text:span text:style-name="T2">$VERSION-rdo</text:span>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2.146cm" svg:height="0.887cm" svg:x="12.45cm" svg:y="17.613cm">
          <draw:text-box>
            <text:p text:style-name="P3"><text:span text:style-name="T3">Fetch on </text:span></text:p>
            <text:p text:style-name="P3"><text:span text:style-name="T3">each commit</text:span></text:p>
          </draw:text-box>
        </draw:frame>
        <draw:custom-shape draw:style-name="gr12" draw:text-style-name="P2" xml:id="id7" draw:id="id7" draw:layer="layout" svg:width="8.992cm" svg:height="3.048cm" svg:x="32.75cm" svg:y="21.4cm">
          <text:p text:style-name="P1"><text:span text:style-name="T1">CentOS Build System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line-skew="1.101cm" svg:x1="21.173cm" svg:y1="22.648cm" svg:x2="25.637cm" svg:y2="30.35cm" draw:start-shape="id2" draw:start-glue-point="2" draw:end-shape="id3" svg:d="M21173 22648v4952h4464v2750" svg:viewBox="0 0 4465 7703">
          <text:p/>
        </draw:connector>
        <draw:frame draw:style-name="gr9" draw:text-style-name="P7" xml:id="id10" draw:id="id10" draw:layer="layout" svg:width="9cm" svg:height="0.887cm" svg:x="32.75cm" svg:y="23.313cm">
          <draw:text-box>
            <text:p text:style-name="P1"><text:span text:style-name="T3">Builds packages according to CentOS directives</text:span></text:p>
          </draw:text-box>
        </draw:frame>
        <draw:custom-shape draw:style-name="gr13" draw:text-style-name="P10" xml:id="id2" draw:id="id2" draw:layer="layout" svg:width="7.747cm" svg:height="3.048cm" svg:x="17.3cm" svg:y="19.6cm">
          <text:p text:style-name="P1"><text:span text:style-name="T1">DLRN server (RDO trunk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line-skew="-0.446cm" svg:x1="15.697cm" svg:y1="15.091cm" svg:x2="17.3cm" svg:y2="21.124cm" draw:start-shape="id4" draw:start-glue-point="3" draw:end-shape="id2" svg:d="M15697 15091h-947v6033h2550" svg:viewBox="0 0 2551 6034">
          <text:p/>
        </draw:connector>
        <draw:custom-shape draw:style-name="gr14" draw:text-style-name="P2" xml:id="id3" draw:id="id3" draw:layer="layout" svg:width="8.992cm" svg:height="2.489cm" svg:x="21.141cm" svg:y="30.35cm">
          <text:p text:style-name="P1"><text:span text:style-name="T1">RDO trunk repos (CentOS buildlogs)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9cm" svg:height="0.887cm" svg:x="21.2cm" svg:y="31.879cm">
          <draw:text-box>
            <text:p text:style-name="P1"><text:span text:style-name="T3">Serves yum repos for trunk RDO</text:span></text:p>
          </draw:text-box>
        </draw:frame>
        <draw:connector draw:style-name="gr6" draw:text-style-name="P6" draw:layer="layout" draw:line-skew="1.098cm" svg:x1="21.173cm" svg:y1="22.648cm" svg:x2="16.725cm" svg:y2="30.355cm" draw:start-shape="id2" draw:end-shape="id5" draw:end-glue-point="0" svg:d="M21173 22648v4952h-4448v2755" svg:viewBox="0 0 4449 7708">
          <text:p/>
        </draw:connector>
        <draw:frame draw:style-name="gr15" draw:text-style-name="P11" draw:layer="layout" svg:width="1.958cm" svg:height="0.569cm" svg:x="14.767cm" svg:y="28.35cm">
          <draw:text-box>
            <text:p><text:span text:style-name="T3">Replicates</text:span></text:p>
          </draw:text-box>
        </draw:frame>
        <draw:frame draw:style-name="gr16" draw:text-style-name="P13" draw:layer="layout" svg:width="2.208cm" svg:height="1cm" svg:x="14.942cm" svg:y="23.15cm">
          <draw:text-box>
            <text:p text:style-name="P12"><text:span text:style-name="T3">Test and promotes</text:span></text:p>
          </draw:text-box>
        </draw:frame>
        <draw:frame draw:style-name="gr9" draw:text-style-name="P7" draw:layer="layout" svg:width="9cm" svg:height="0.887cm" svg:x="11.75cm" svg:y="25.524cm">
          <draw:text-box>
            <text:p text:style-name="P1"><text:span text:style-name="T3">Performs CI jobs on trunk repos</text:span></text:p>
          </draw:text-box>
        </draw:frame>
        <draw:frame draw:style-name="gr15" draw:text-style-name="P7" draw:layer="layout" svg:width="2.75cm" svg:height="0.569cm" svg:x="25.75cm" svg:y="28.531cm">
          <draw:text-box>
            <text:p text:style-name="P1"><text:span text:style-name="T3">Sync periodically</text:span></text:p>
          </draw:text-box>
        </draw:frame>
        <draw:custom-shape draw:style-name="gr14" draw:text-style-name="P2" xml:id="id11" draw:id="id11" draw:layer="layout" svg:width="8.992cm" svg:height="2.489cm" svg:x="32.757cm" svg:y="30.361cm">
          <text:p text:style-name="P1"><text:span text:style-name="T1">RDO stable CentOS repos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9cm" svg:height="0.887cm" svg:x="32.861cm" svg:y="31.964cm">
          <draw:text-box>
            <text:p text:style-name="P1"><text:span text:style-name="T3">Serves RDO stable version</text:span></text:p>
          </draw:text-box>
        </draw:frame>
        <draw:custom-shape draw:style-name="gr17" draw:text-style-name="P2" xml:id="id9" draw:id="id9" draw:layer="layout" svg:width="7.2cm" svg:height="1.5cm" svg:x="39.35cm" svg:y="26.65cm">
          <text:p text:style-name="P1"><text:span text:style-name="T1">RDO Stable CI jobs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7.25cm" svg:height="0.887cm" svg:x="39.35cm" svg:y="27.324cm">
          <draw:text-box>
            <text:p text:style-name="P1"><text:span text:style-name="T3">Performs CI jobs on stable repos</text:span></text:p>
          </draw:text-box>
        </draw:frame>
        <draw:connector draw:style-name="gr6" draw:text-style-name="P6" draw:layer="layout" draw:line-skew="-1.854cm" svg:x1="24.057cm" svg:y1="15.091cm" svg:x2="32.75cm" svg:y2="22.924cm" draw:start-shape="id6" draw:start-glue-point="1" draw:end-shape="id7" draw:end-glue-point="3" svg:d="M24057 15091h2493v7833h6200" svg:viewBox="0 0 8694 7834">
          <text:p/>
        </draw:connector>
        <draw:connector draw:style-name="gr6" draw:text-style-name="P6" draw:layer="layout" svg:x1="36.102cm" svg:y1="14.691cm" svg:x2="37.246cm" svg:y2="21.4cm" draw:start-shape="id8" draw:start-glue-point="1" draw:end-shape="id7" draw:end-glue-point="0" svg:d="M36102 14691h1144v6709" svg:viewBox="0 0 1145 6710">
          <text:p/>
        </draw:connector>
        <draw:connector draw:style-name="gr6" draw:text-style-name="P6" draw:layer="layout" svg:x1="42.95cm" svg:y1="26.65cm" svg:x2="41.75cm" svg:y2="23.756cm" draw:start-shape="id9" draw:end-shape="id10" draw:end-glue-point="1" svg:d="M42950 26650v-2894h-1200" svg:viewBox="0 0 1201 2895">
          <text:p/>
        </draw:connector>
        <draw:connector draw:style-name="gr6" draw:text-style-name="P6" draw:layer="layout" svg:x1="37.246cm" svg:y1="24.448cm" svg:x2="37.253cm" svg:y2="30.361cm" draw:start-shape="id7" draw:start-glue-point="2" draw:end-shape="id11" draw:end-glue-point="0" svg:d="M37246 24448v2956h7v2957" svg:viewBox="0 0 8 5914">
          <text:p/>
        </draw:connector>
        <draw:frame draw:style-name="gr15" draw:text-style-name="P7" draw:layer="layout" svg:width="1.15cm" svg:height="0.569cm" svg:x="43.1cm" svg:y="25.081cm">
          <draw:text-box>
            <text:p text:style-name="P1"><text:span text:style-name="T3">Test</text:span></text:p>
          </draw:text-box>
        </draw:frame>
        <draw:frame draw:style-name="gr18" draw:text-style-name="P13" draw:layer="layout" svg:width="3.25cm" svg:height="1.069cm" svg:x="37.246cm" svg:y="28.031cm">
          <draw:text-box>
            <text:p text:style-name="P12"><text:span text:style-name="T3">Manually published when CI passed</text:span></text:p>
          </draw:text-box>
        </draw:frame>
        <draw:frame draw:style-name="gr11" draw:text-style-name="P13" draw:layer="layout" svg:width="3.75cm" svg:height="0.887cm" svg:x="28cm" svg:y="22.037cm">
          <draw:text-box>
            <text:p text:style-name="P12"><text:span text:style-name="T3">Get tarball for each new upstream release</text:span></text:p>
          </draw:text-box>
        </draw:frame>
        <draw:custom-shape draw:style-name="gr19" draw:text-style-name="P4" draw:layer="layout" svg:width="7.75cm" svg:height="2.95cm" svg:x="39.75cm" svg:y="13.65cm">
          <text:p text:style-name="P1"><text:span text:style-name="T2"><text:a xlink:href="https://github.com/rdo-packages/nova" xlink:type="simple">https://github.com/rdo-packages/nova</text:a></text:span><text:span text:style-name="T2"> <text:s/></text:span></text:p>
          <text:p text:style-name="P1"><text:span text:style-name="T2"><text:a xlink:href="https://review.rdoproject.org/" xlink:type="simple">https://review.rdoproject.org</text:a></text:span><text:span text:style-name="T2"> </text:span></text:p>
          <text:p text:style-name="P1"><text:span text:style-name="T2">project:openstack/nova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7.75cm" svg:height="1.25cm" svg:x="39.75cm" svg:y="12.4cm">
          <text:p text:style-name="P1"><text:span text:style-name="T1">Patched git repo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2" draw:id="id12" draw:layer="layout" svg:width="3cm" svg:height="0.5cm" svg:x="44.5cm" svg:y="14.9cm">
          <text:p text:style-name="P3"><text:span text:style-name="T2">$VERSION-patche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cm" svg:height="0.5cm" svg:x="44.5cm" svg:y="15.65cm">
          <text:p text:style-name="P3"><text:span text:style-name="T2">$DIST-patches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6.5cm" svg:height="0.569cm" svg:x="41cm" svg:y="13.15cm">
          <draw:text-box>
            <text:p text:style-name="P1"><text:span text:style-name="T3">contains patched repos for projects</text:span></text:p>
          </draw:text-box>
        </draw:frame>
        <draw:frame draw:style-name="gr10" draw:text-style-name="P8" draw:layer="layout" svg:width="2.5cm" svg:height="0.607cm" svg:x="42.052cm" svg:y="14.85cm">
          <draw:text-box>
            <text:p text:style-name="P3"><text:span text:style-name="T2">branches</text:span></text:p>
          </draw:text-box>
        </draw:frame>
        <draw:frame draw:style-name="gr10" draw:text-style-name="P14" draw:layer="layout" svg:width="3.1cm" svg:height="0.607cm" svg:x="30.002cm" svg:y="14.401cm">
          <draw:text-box>
            <text:p text:style-name="P1"><text:span text:style-name="T2">branches</text:span></text:p>
          </draw:text-box>
        </draw:frame>
        <draw:connector draw:style-name="gr6" draw:text-style-name="P6" draw:layer="layout" svg:x1="47.5cm" svg:y1="15.15cm" svg:x2="41.742cm" svg:y2="22.924cm" draw:start-shape="id12" draw:start-glue-point="1" draw:end-shape="id7" draw:end-glue-point="1" svg:d="M47500 15150h501v7774h-6259" svg:viewBox="0 0 6260 7775">
          <text:p/>
        </draw:connector>
        <draw:custom-shape draw:style-name="gr21" draw:text-style-name="P2" xml:id="id13" draw:id="id13" draw:layer="layout" svg:width="7.1cm" svg:height="1.5cm" svg:x="22.5cm" svg:y="24.85cm">
          <text:p text:style-name="P1"><text:span text:style-name="T1">TripleO CI jobs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7.05cm" svg:height="0.887cm" svg:x="22.55cm" svg:y="25.524cm">
          <draw:text-box>
            <text:p text:style-name="P1"><text:span text:style-name="T3">Performs TripleO CI jobs on trunk master repo</text:span></text:p>
          </draw:text-box>
        </draw:frame>
        <draw:custom-shape draw:style-name="gr22" draw:text-style-name="P2" xml:id="id15" draw:id="id15" draw:layer="layout" svg:width="6.95cm" svg:height="1.5cm" svg:x="13.05cm" svg:y="24.85cm">
          <text:p text:style-name="P1"><text:span text:style-name="T1">RDO Trunk CI jobs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7cm" svg:height="0.887cm" svg:x="13.05cm" svg:y="25.524cm">
          <draw:text-box>
            <text:p text:style-name="P1"><text:span text:style-name="T3">Performs CI jobs on trunk repos</text:span></text:p>
          </draw:text-box>
        </draw:frame>
        <draw:connector draw:style-name="gr6" draw:text-style-name="P6" draw:layer="layout" svg:x1="26.05cm" svg:y1="24.85cm" svg:x2="25.05cm" svg:y2="21.766cm" draw:start-shape="id13" draw:end-shape="id14" draw:end-glue-point="1" svg:d="M26050 24850v-3084h-1000" svg:viewBox="0 0 1001 3085">
          <text:p/>
        </draw:connector>
        <draw:frame draw:style-name="gr7" draw:text-style-name="P7" xml:id="id14" draw:id="id14" draw:layer="layout" svg:width="7.75cm" svg:height="0.569cm" svg:x="17.3cm" svg:y="21.482cm">
          <draw:text-box>
            <text:p text:style-name="P1"><text:span text:style-name="T3">Creates packages and repos for trunk repos</text:span></text:p>
          </draw:text-box>
        </draw:frame>
        <draw:connector draw:style-name="gr6" draw:text-style-name="P6" draw:layer="layout" svg:x1="16.525cm" svg:y1="24.85cm" svg:x2="17.3cm" svg:y2="21.766cm" draw:start-shape="id15" draw:start-glue-point="0" draw:end-shape="id14" draw:end-glue-point="3" svg:d="M16525 24850v-3084h775" svg:viewBox="0 0 776 3085">
          <text:p/>
        </draw:connector>
        <draw:frame draw:style-name="gr16" draw:text-style-name="P13" draw:layer="layout" svg:width="2.208cm" svg:height="1cm" svg:x="26.042cm" svg:y="23.15cm">
          <draw:text-box>
            <text:p text:style-name="P12"><text:span text:style-name="T3">Test and promotes</text:span></text:p>
          </draw:text-box>
        </draw:frame>
        <draw:frame draw:style-name="gr23" draw:text-style-name="P9" draw:layer="layout" svg:width="2.3cm" svg:height="0.901cm" svg:x="23.5cm" svg:y="17.6cm">
          <draw:text-box>
            <text:p text:style-name="P3"><text:span text:style-name="T3">Fetch files for packaging</text:span></text:p>
          </draw:text-box>
        </draw:frame>
        <draw:frame draw:style-name="gr23" draw:text-style-name="P11" draw:layer="layout" svg:width="2.796cm" svg:height="0.901cm" svg:x="37.3cm" svg:y="17.601cm">
          <draw:text-box>
            <text:p><text:span text:style-name="T3">Fetch files for packaging</text:span></text:p>
          </draw:text-box>
        </draw:frame>
        <draw:frame draw:style-name="gr24" draw:text-style-name="P9" draw:layer="layout" svg:width="3.251cm" svg:height="0.903cm" svg:x="44.75cm" svg:y="17.6cm">
          <draw:text-box>
            <text:p text:style-name="P3"><text:span text:style-name="T3">Fetch code patches applied in packaging</text:span></text:p>
          </draw:text-box>
        </draw:frame>
        <draw:custom-shape draw:style-name="gr25" draw:text-style-name="P2" xml:id="id16" draw:id="id16" draw:layer="layout" svg:width="6.935cm" svg:height="1.488cm" svg:x="28.134cm" svg:y="17.788cm">
          <text:p text:style-name="P1"><text:span text:style-name="T1">RDO distgit CI jobs</text:span></text:p>
          <draw:enhanced-geometry svg:viewBox="0 0 21600 21600" draw:type="rectangle" draw:enhanced-path="M 0 0 L 21600 0 21600 21600 0 21600 0 0 Z N"/>
        </draw:custom-shape>
        <draw:frame draw:style-name="gr26" draw:text-style-name="P7" draw:layer="layout" svg:width="6.985cm" svg:height="0.88cm" svg:x="28.134cm" svg:y="18.457cm">
          <draw:text-box>
            <text:p text:style-name="P1"><text:span text:style-name="T3">Performs gate CI jobs as part of distgit review</text:span></text:p>
          </draw:text-box>
        </draw:frame>
        <draw:connector draw:style-name="gr6" draw:text-style-name="P6" draw:layer="layout" svg:x1="31.601cm" svg:y1="17.788cm" svg:x2="31.6cm" svg:y2="16.2cm" draw:start-shape="id16" draw:start-glue-point="0" draw:end-shape="id17" draw:end-glue-point="2" svg:d="M31601 17788v-794h-1v-794" svg:viewBox="0 0 2 1589">
          <text:p/>
        </draw:connector>
      </draw:page>
      <draw:page draw:name="page2" draw:style-name="dp1" draw:master-page-name="Default">
        <draw:custom-shape draw:style-name="gr1" draw:text-style-name="P2" draw:layer="layout" svg:width="9cm" svg:height="1.25cm" svg:x="27.1cm" svg:y="11.75cm">
          <text:p text:style-name="P15"><text:span text:style-name="T1">RDO distg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8.35cm" svg:height="1.25cm" svg:x="15.697cm" svg:y="12.86cm">
          <text:p text:style-name="P15"><text:span text:style-name="T1">Upstream git rep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8.357cm" svg:height="2.489cm" svg:x="15.697cm" svg:y="14.105cm">
          <text:p text:style-name="P16"><text:span text:style-name="T2"><text:a xlink:href="https://github.com/openstack/nova" xlink:type="simple">https://github.com/openstack/nova</text:a></text:span></text:p>
          <text:p text:style-name="P17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4" xml:id="id32" draw:id="id32" draw:layer="layout" svg:width="9cm" svg:height="3.2cm" svg:x="27.1cm" svg:y="13cm">
          <text:p text:style-name="P16"><text:span text:style-name="T2"><text:a xlink:href="https://github.com/rdo-packages/nova-distgit" xlink:type="simple">https://github.com/rdo-packages/nova-distgit</text:a></text:span><text:span text:style-name="T2"> </text:span></text:p>
          <text:p text:style-name="P16"><text:span text:style-name="T2"><text:a xlink:href="https://review.rdoproject.org/" xlink:type="simple">https://review.rdoproject.org</text:a></text:span><text:span text:style-name="T2"> </text:span></text:p>
          <text:p text:style-name="P16"><text:span text:style-name="T2">project:openstack/nova-distg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20" draw:id="id20" draw:layer="layout" svg:width="3cm" svg:height="0.5cm" svg:x="15.697cm" svg:y="14.841cm">
          <text:p text:style-name="P17"><text:span text:style-name="T2">mast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1" draw:id="id21" draw:layer="layout" svg:width="3cm" svg:height="0.5cm" svg:x="21.057cm" svg:y="14.841cm">
          <text:p text:style-name="P17"><text:span text:style-name="T2">stable/$VER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8" draw:id="id18" draw:layer="layout" svg:width="3cm" svg:height="0.5cm" svg:x="27.1cm" svg:y="14.45cm">
          <text:p text:style-name="P16"><text:span text:style-name="T2">rpm-$VER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line-skew="-0.273cm" svg:x1="27.1cm" svg:y1="14.7cm" svg:x2="25.047cm" svg:y2="23.924cm" draw:start-shape="id18" draw:start-glue-point="3" draw:end-shape="id19" draw:end-glue-point="1" svg:d="M27100 14700h-1300v9224h-753" svg:viewBox="0 0 2054 9225">
          <text:p/>
        </draw:connector>
        <draw:frame draw:style-name="gr7" draw:text-style-name="P7" draw:layer="layout" svg:width="8.353cm" svg:height="0.569cm" svg:x="15.697cm" svg:y="13.5cm">
          <draw:text-box>
            <text:p text:style-name="P16"><text:span text:style-name="T3">source code of upstream project</text:span></text:p>
          </draw:text-box>
        </draw:frame>
        <draw:frame draw:style-name="gr7" draw:text-style-name="P7" draw:layer="layout" svg:width="9cm" svg:height="0.569cm" svg:x="27.1cm" svg:y="12.5cm">
          <draw:text-box>
            <text:p text:style-name="P16"><text:span text:style-name="T3">.spec files and files <text:s/>to build RPM packages from latest upstream</text:span></text:p>
          </draw:text-box>
        </draw:frame>
        <draw:frame draw:style-name="gr10" draw:text-style-name="P8" draw:layer="layout" svg:width="2.5cm" svg:height="0.607cm" svg:x="18.602cm" svg:y="15cm">
          <draw:text-box>
            <text:p text:style-name="P17"><text:span text:style-name="T2">branches</text:span></text:p>
          </draw:text-box>
        </draw:frame>
        <draw:custom-shape draw:style-name="gr5" draw:text-style-name="P4" xml:id="id23" draw:id="id23" draw:layer="layout" svg:width="3cm" svg:height="0.5cm" svg:x="33.102cm" svg:y="14.441cm">
          <text:p text:style-name="P16"><text:span text:style-name="T2">$VERSION-rdo</text:span>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2.146cm" svg:height="0.887cm" svg:x="14.75cm" svg:y="17.75cm">
          <draw:text-box>
            <text:p text:style-name="P17"><text:span text:style-name="T3">Fetch on </text:span></text:p>
            <text:p text:style-name="P17"><text:span text:style-name="T3">each commit</text:span></text:p>
          </draw:text-box>
        </draw:frame>
        <draw:custom-shape draw:style-name="gr12" draw:text-style-name="P2" xml:id="id22" draw:id="id22" draw:layer="layout" svg:width="8.992cm" svg:height="3.048cm" svg:x="32.75cm" svg:y="20.5cm">
          <text:p text:style-name="P15"><text:span text:style-name="T1">CentOS Build System</text:span></text:p>
          <draw:enhanced-geometry svg:viewBox="0 0 21600 21600" draw:type="rectangle" draw:enhanced-path="M 0 0 L 21600 0 21600 21600 0 21600 0 0 Z N"/>
        </draw:custom-shape>
        <draw:frame draw:style-name="gr9" draw:text-style-name="P7" xml:id="id25" draw:id="id25" draw:layer="layout" svg:width="9cm" svg:height="0.887cm" svg:x="32.75cm" svg:y="22.413cm">
          <draw:text-box>
            <text:p text:style-name="P16"><text:span text:style-name="T3">Builds packages according to CentOS directives</text:span></text:p>
          </draw:text-box>
        </draw:frame>
        <draw:custom-shape draw:style-name="gr13" draw:text-style-name="P10" xml:id="id19" draw:id="id19" draw:layer="layout" svg:width="7.747cm" svg:height="3.048cm" svg:x="17.3cm" svg:y="22.4cm">
          <text:p text:style-name="P15"><text:span text:style-name="T1">DLRN server (RDO trunk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line-skew="-0.446cm" svg:x1="15.697cm" svg:y1="15.091cm" svg:x2="17.3cm" svg:y2="23.924cm" draw:start-shape="id20" draw:start-glue-point="3" draw:end-shape="id19" svg:d="M15697 15091h-947v8833h2550" svg:viewBox="0 0 2551 8834">
          <text:p/>
        </draw:connector>
        <draw:frame draw:style-name="gr16" draw:text-style-name="P13" draw:layer="layout" svg:width="2.208cm" svg:height="1cm" svg:x="14.792cm" svg:y="25.05cm">
          <draw:text-box>
            <text:p text:style-name="P18"><text:span text:style-name="T3">Test and promotes</text:span></text:p>
          </draw:text-box>
        </draw:frame>
        <draw:custom-shape draw:style-name="gr14" draw:text-style-name="P2" xml:id="id26" draw:id="id26" draw:layer="layout" svg:width="8.992cm" svg:height="2.489cm" svg:x="32.757cm" svg:y="27.361cm">
          <text:p text:style-name="P15"><text:span text:style-name="T1">RDO stable CentOS repos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9cm" svg:height="0.887cm" svg:x="32.861cm" svg:y="28.964cm">
          <draw:text-box>
            <text:p text:style-name="P16"><text:span text:style-name="T3">Serves RDO stable version</text:span></text:p>
          </draw:text-box>
        </draw:frame>
        <draw:custom-shape draw:style-name="gr27" draw:text-style-name="P2" xml:id="id24" draw:id="id24" draw:layer="layout" svg:width="6.6cm" svg:height="1.5cm" svg:x="41.15cm" svg:y="24.65cm">
          <text:p text:style-name="P15"><text:span text:style-name="T1">RDO Stable CI jobs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7.25cm" svg:height="0.887cm" svg:x="41.15cm" svg:y="25.324cm">
          <draw:text-box>
            <text:p text:style-name="P16"><text:span text:style-name="T3">Performs CI jobs on stable repos</text:span></text:p>
          </draw:text-box>
        </draw:frame>
        <draw:connector draw:style-name="gr6" draw:text-style-name="P6" draw:layer="layout" draw:line-skew="-1.854cm" svg:x1="24.057cm" svg:y1="15.091cm" svg:x2="32.75cm" svg:y2="22.024cm" draw:start-shape="id21" draw:start-glue-point="1" draw:end-shape="id22" draw:end-glue-point="3" svg:d="M24057 15091h2493v6933h6200" svg:viewBox="0 0 8694 6934">
          <text:p/>
        </draw:connector>
        <draw:connector draw:style-name="gr6" draw:text-style-name="P6" draw:layer="layout" svg:x1="36.102cm" svg:y1="14.691cm" svg:x2="37.246cm" svg:y2="20.5cm" draw:start-shape="id23" draw:start-glue-point="1" draw:end-shape="id22" draw:end-glue-point="0" svg:d="M36102 14691h1144v5809" svg:viewBox="0 0 1145 5810">
          <text:p/>
        </draw:connector>
        <draw:connector draw:style-name="gr6" draw:text-style-name="P6" draw:layer="layout" svg:x1="44.45cm" svg:y1="24.65cm" svg:x2="41.75cm" svg:y2="22.856cm" draw:start-shape="id24" draw:end-shape="id25" draw:end-glue-point="1" svg:d="M44450 24650v-1794h-2700" svg:viewBox="0 0 2701 1795">
          <text:p/>
        </draw:connector>
        <draw:connector draw:style-name="gr6" draw:text-style-name="P6" draw:layer="layout" svg:x1="37.246cm" svg:y1="23.548cm" svg:x2="37.253cm" svg:y2="27.361cm" draw:start-shape="id22" draw:start-glue-point="2" draw:end-shape="id26" draw:end-glue-point="0" svg:d="M37246 23548v1906h7v1907" svg:viewBox="0 0 8 3814">
          <text:p/>
        </draw:connector>
        <draw:frame draw:style-name="gr15" draw:text-style-name="P7" draw:layer="layout" svg:width="1.15cm" svg:height="0.569cm" svg:x="44.35cm" svg:y="22.931cm">
          <draw:text-box>
            <text:p text:style-name="P16"><text:span text:style-name="T3">Test</text:span></text:p>
          </draw:text-box>
        </draw:frame>
        <draw:frame draw:style-name="gr18" draw:text-style-name="P13" draw:layer="layout" svg:width="3.25cm" svg:height="1.069cm" svg:x="37.246cm" svg:y="25.031cm">
          <draw:text-box>
            <text:p text:style-name="P18"><text:span text:style-name="T3">Manually published when CI passed</text:span></text:p>
          </draw:text-box>
        </draw:frame>
        <draw:frame draw:style-name="gr11" draw:text-style-name="P13" draw:layer="layout" svg:width="3.75cm" svg:height="0.887cm" svg:x="28cm" svg:y="22.037cm">
          <draw:text-box>
            <text:p text:style-name="P18"><text:span text:style-name="T3">Get tarball for each new upstream release</text:span></text:p>
          </draw:text-box>
        </draw:frame>
        <draw:custom-shape draw:style-name="gr19" draw:text-style-name="P4" draw:layer="layout" svg:width="7.75cm" svg:height="2.95cm" svg:x="39.45cm" svg:y="13.65cm">
          <text:p text:style-name="P16"><text:span text:style-name="T2"><text:a xlink:href="https://github.com/rdo-packages/nova" xlink:type="simple">https://github.com/rdo-packages/nova</text:a></text:span><text:span text:style-name="T2"> <text:s/></text:span></text:p>
          <text:p text:style-name="P16"><text:span text:style-name="T2"><text:a xlink:href="https://review.rdoproject.org/" xlink:type="simple">https://review.rdoproject.org</text:a></text:span><text:span text:style-name="T2"> </text:span></text:p>
          <text:p text:style-name="P16"><text:span text:style-name="T2">project:openstack/nova</text:span></text:p>
          <text:p text:style-name="P17"><text:span text:style-name="T2"/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7.75cm" svg:height="1.25cm" svg:x="39.45cm" svg:y="12.4cm">
          <text:p text:style-name="P15"><text:span text:style-name="T1">Patched git repo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7" draw:id="id27" draw:layer="layout" svg:width="3cm" svg:height="0.5cm" svg:x="44.2cm" svg:y="14.9cm">
          <text:p text:style-name="P17"><text:span text:style-name="T2">$VERSION-patche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cm" svg:height="0.5cm" svg:x="44.2cm" svg:y="15.65cm">
          <text:p text:style-name="P17"><text:span text:style-name="T2">$DIST-patches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6.5cm" svg:height="0.569cm" svg:x="40.7cm" svg:y="13.15cm">
          <draw:text-box>
            <text:p text:style-name="P16"><text:span text:style-name="T3">contains patched repos for projects</text:span></text:p>
          </draw:text-box>
        </draw:frame>
        <draw:frame draw:style-name="gr10" draw:text-style-name="P8" draw:layer="layout" svg:width="2.5cm" svg:height="0.607cm" svg:x="41.752cm" svg:y="14.85cm">
          <draw:text-box>
            <text:p text:style-name="P17"><text:span text:style-name="T2">branches</text:span></text:p>
          </draw:text-box>
        </draw:frame>
        <draw:frame draw:style-name="gr10" draw:text-style-name="P14" draw:layer="layout" svg:width="3.1cm" svg:height="0.607cm" svg:x="30.002cm" svg:y="14.401cm">
          <draw:text-box>
            <text:p text:style-name="P16"><text:span text:style-name="T2">branches</text:span></text:p>
          </draw:text-box>
        </draw:frame>
        <draw:connector draw:style-name="gr6" draw:text-style-name="P6" draw:layer="layout" svg:x1="47.2cm" svg:y1="15.15cm" svg:x2="41.742cm" svg:y2="22.024cm" draw:start-shape="id27" draw:start-glue-point="1" draw:end-shape="id22" draw:end-glue-point="1" svg:d="M47200 15150h501v6874h-5959" svg:viewBox="0 0 5960 6875">
          <text:p/>
        </draw:connector>
        <draw:custom-shape draw:style-name="gr21" draw:text-style-name="P2" xml:id="id28" draw:id="id28" draw:layer="layout" svg:width="7.1cm" svg:height="1.5cm" svg:x="22.45cm" svg:y="27.589cm">
          <text:p text:style-name="P15"><text:span text:style-name="T1">TripleO CI jobs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7.05cm" svg:height="0.887cm" svg:x="22.5cm" svg:y="28.263cm">
          <draw:text-box>
            <text:p text:style-name="P16"><text:span text:style-name="T3">Performs TripleO CI jobs on trunk master repo</text:span></text:p>
          </draw:text-box>
        </draw:frame>
        <draw:custom-shape draw:style-name="gr28" draw:text-style-name="P2" xml:id="id30" draw:id="id30" draw:layer="layout" svg:width="5.461cm" svg:height="1.5cm" svg:x="14cm" svg:y="27.589cm">
          <text:p text:style-name="P15"><text:span text:style-name="T1">RDO Trunk CI jobs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5.5cm" svg:height="0.887cm" svg:x="14cm" svg:y="28.263cm">
          <draw:text-box>
            <text:p text:style-name="P16"><text:span text:style-name="T3">Performs CI jobs on trunk repos</text:span></text:p>
          </draw:text-box>
        </draw:frame>
        <draw:connector draw:style-name="gr6" draw:text-style-name="P6" draw:layer="layout" svg:x1="26cm" svg:y1="27.589cm" svg:x2="25.05cm" svg:y2="24.884cm" draw:start-shape="id28" draw:end-shape="id29" draw:end-glue-point="1" svg:d="M26000 27589v-2705h-950" svg:viewBox="0 0 951 2706">
          <text:p/>
        </draw:connector>
        <draw:frame draw:style-name="gr7" draw:text-style-name="P7" xml:id="id29" draw:id="id29" draw:layer="layout" svg:width="7.75cm" svg:height="1.205cm" svg:x="17.3cm" svg:y="24.282cm">
          <draw:text-box>
            <text:p text:style-name="P16"><text:span text:style-name="T3">Creates packages and repos for RDO trunk</text:span></text:p>
            <text:p text:style-name="P16"><text:span text:style-name="T3"><text:a xlink:href="http://trunk.rdoproject.org/" xlink:type="simple">http://trunk.rdoproject.org</text:a></text:span><text:span text:style-name="T3"> </text:span></text:p>
            <text:p text:style-name="P16"><text:span text:style-name="T3"/></text:p>
          </draw:text-box>
        </draw:frame>
        <draw:connector draw:style-name="gr6" draw:text-style-name="P6" draw:layer="layout" svg:x1="16.73cm" svg:y1="27.589cm" svg:x2="17.3cm" svg:y2="24.884cm" draw:start-shape="id30" draw:start-glue-point="0" draw:end-shape="id29" draw:end-glue-point="3" svg:d="M16730 27589v-2705h570" svg:viewBox="0 0 571 2706">
          <text:p/>
        </draw:connector>
        <draw:frame draw:style-name="gr16" draw:text-style-name="P13" draw:layer="layout" svg:width="2.208cm" svg:height="1cm" svg:x="26.042cm" svg:y="24.05cm">
          <draw:text-box>
            <text:p text:style-name="P18"><text:span text:style-name="T3">Test and promotes</text:span></text:p>
          </draw:text-box>
        </draw:frame>
        <draw:frame draw:style-name="gr23" draw:text-style-name="P9" draw:layer="layout" svg:width="2.3cm" svg:height="0.901cm" svg:x="23.5cm" svg:y="17.6cm">
          <draw:text-box>
            <text:p text:style-name="P17"><text:span text:style-name="T3">Fetch files for packaging</text:span></text:p>
          </draw:text-box>
        </draw:frame>
        <draw:frame draw:style-name="gr23" draw:text-style-name="P11" draw:layer="layout" svg:width="2.796cm" svg:height="0.901cm" svg:x="37.3cm" svg:y="17.601cm">
          <draw:text-box>
            <text:p text:style-name="P19"><text:span text:style-name="T3">Fetch files for packaging</text:span></text:p>
          </draw:text-box>
        </draw:frame>
        <draw:frame draw:style-name="gr24" draw:text-style-name="P9" draw:layer="layout" svg:width="3.251cm" svg:height="0.903cm" svg:x="44.45cm" svg:y="17.6cm">
          <draw:text-box>
            <text:p text:style-name="P17"><text:span text:style-name="T3">Fetch code patches applied in packaging</text:span></text:p>
          </draw:text-box>
        </draw:frame>
        <draw:custom-shape draw:style-name="gr25" draw:text-style-name="P2" xml:id="id31" draw:id="id31" draw:layer="layout" svg:width="6.935cm" svg:height="1.488cm" svg:x="28.134cm" svg:y="17.788cm">
          <text:p text:style-name="P15"><text:span text:style-name="T1">RDO distgit CI jobs</text:span></text:p>
          <draw:enhanced-geometry svg:viewBox="0 0 21600 21600" draw:type="rectangle" draw:enhanced-path="M 0 0 L 21600 0 21600 21600 0 21600 0 0 Z N"/>
        </draw:custom-shape>
        <draw:frame draw:style-name="gr26" draw:text-style-name="P7" draw:layer="layout" svg:width="6.985cm" svg:height="0.88cm" svg:x="28.134cm" svg:y="18.457cm">
          <draw:text-box>
            <text:p text:style-name="P16"><text:span text:style-name="T3">Performs gate CI jobs as part of distgit review</text:span></text:p>
          </draw:text-box>
        </draw:frame>
        <draw:connector draw:style-name="gr6" draw:text-style-name="P6" draw:layer="layout" svg:x1="31.601cm" svg:y1="17.788cm" svg:x2="31.6cm" svg:y2="16.2cm" draw:start-shape="id31" draw:start-glue-point="0" draw:end-shape="id32" draw:end-glue-point="2" svg:d="M31601 17788v-794h-1v-794" svg:viewBox="0 0 2 1589">
          <text:p/>
        </draw:connector>
      </draw:page>
      <draw:page draw:name="page3" draw:style-name="dp1" draw:master-page-name="Default">
        <draw:custom-shape draw:style-name="gr29" draw:text-style-name="P4" draw:layer="layout" svg:width="9cm" svg:height="4.092cm" svg:x="26.1cm" svg:y="7.658cm">
          <text:p text:style-name="P1"><text:span text:style-name="T2"><text:a xlink:href="https://github.com/rdo-packages/nova-distgit" xlink:type="simple">https://github.com/rdo-packages/nova-distgit</text:a></text:span><text:span text:style-name="T2"> </text:span></text:p>
          <text:p text:style-name="P1"><text:span text:style-name="T2"><text:a xlink:href="https://review.rdoproject.org/" xlink:type="simple">https://review.rdoproject.org</text:a></text:span><text:span text:style-name="T2"> </text:span></text:p>
          <text:p text:style-name="P1"><text:span text:style-name="T2">project:openstack/nova-distg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" draw:layer="layout" svg:width="6.5cm" svg:height="3cm" svg:x="8cm" svg:y="11.2cm">
          <text:p text:style-name="P1"><text:span text:style-name="T2"><text:a xlink:href="https://github.com/openstack/nova" xlink:type="simple">https://github.com/openstack/nova</text:a>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6.5cm" svg:height="1.25cm" svg:x="8cm" svg:y="9.95cm">
          <text:p text:style-name="P1"><text:span text:style-name="T1">Upstream git rep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cm" svg:height="1.25cm" svg:x="26.1cm" svg:y="6.408cm">
          <text:p text:style-name="P1"><text:span text:style-name="T1">RDO distg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0" draw:id="id40" draw:layer="layout" svg:width="3cm" svg:height="0.5cm" svg:x="11.5cm" svg:y="11.95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8" draw:id="id48" draw:layer="layout" svg:width="3cm" svg:height="0.5cm" svg:x="11.5cm" svg:y="12.7cm">
          <text:p text:style-name="P3"><text:span text:style-name="T2">stable/mitaka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cm" svg:height="0.5cm" svg:x="11.5cm" svg:y="13.45cm">
          <text:p text:style-name="P3"><text:span text:style-name="T2">stable/liberty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36" draw:id="id36" draw:layer="layout" svg:width="3cm" svg:height="0.5cm" svg:x="26.1cm" svg:y="9.758cm">
          <text:p text:style-name="P1"><text:span text:style-name="T2">rpm-mitak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33" draw:id="id33" draw:layer="layout" svg:width="3cm" svg:height="0.5cm" svg:x="26.1cm" svg:y="9.008cm">
          <text:p text:style-name="P1"><text:span text:style-name="T2">rpm-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line-skew="-0.199cm" svg:x1="26.1cm" svg:y1="9.258cm" svg:x2="15.85cm" svg:y2="18.75cm" draw:start-shape="id33" draw:start-glue-point="3" draw:end-shape="id34" draw:end-glue-point="3" svg:d="M26100 9258h-10950v9492h700" svg:viewBox="0 0 10951 9493">
          <text:p/>
        </draw:connector>
        <draw:frame draw:style-name="gr7" draw:text-style-name="P7" draw:layer="layout" svg:width="6.5cm" svg:height="0.569cm" svg:x="8cm" svg:y="10.7cm">
          <draw:text-box>
            <text:p text:style-name="P1"><text:span text:style-name="T3">source code of upstream project</text:span></text:p>
          </draw:text-box>
        </draw:frame>
        <draw:frame draw:style-name="gr7" draw:text-style-name="P7" draw:layer="layout" svg:width="9cm" svg:height="0.569cm" svg:x="26.1cm" svg:y="7.158cm">
          <draw:text-box>
            <text:p text:style-name="P1"><text:span text:style-name="T3">.spec files and files <text:s/>to build RPM packages from latest upstream</text:span></text:p>
          </draw:text-box>
        </draw:frame>
        <draw:custom-shape draw:style-name="gr32" draw:text-style-name="P4" draw:layer="layout" svg:width="7.956cm" svg:height="1.75cm" svg:x="8.65cm" svg:y="32.5cm">
          <text:p text:style-name="P1"><text:span text:style-name="T2"><text:a xlink:href="http://trunk.rdoproject.org/" xlink:type="simple">http://trunk.rdoproject.org</text:a></text:span></text:p>
          <draw:enhanced-geometry svg:viewBox="0 0 21600 21600" draw:type="rectangle" draw:enhanced-path="M 0 0 L 21600 0 21600 21600 0 21600 0 0 Z N"/>
        </draw:custom-shape>
        <draw:custom-shape draw:style-name="gr33" draw:text-style-name="P2" xml:id="id41" draw:id="id41" draw:layer="layout" svg:width="7.956cm" svg:height="1.5cm" svg:x="8.65cm" svg:y="31cm">
          <text:p text:style-name="P1"><text:span text:style-name="T1">RDO Trunk builds server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7.956cm" svg:height="0.5cm" svg:x="8.65cm" svg:y="33.25cm">
          <text:p text:style-name="P1"><text:span text:style-name="T2">/$VERSION/$DIST/$HASH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7.956cm" svg:height="0.887cm" svg:x="8.694cm" svg:y="31.674cm">
          <draw:text-box>
            <text:p text:style-name="P1"><text:span text:style-name="T3">Serves per-commit yum repos and build reports</text:span></text:p>
          </draw:text-box>
        </draw:frame>
        <draw:frame draw:style-name="gr10" draw:text-style-name="P8" draw:layer="layout" svg:width="2.5cm" svg:height="0.607cm" svg:x="9.052cm" svg:y="11.9cm">
          <draw:text-box>
            <text:p text:style-name="P3"><text:span text:style-name="T2">branches</text:span></text:p>
          </draw:text-box>
        </draw:frame>
        <draw:custom-shape draw:style-name="gr5" draw:text-style-name="P4" draw:layer="layout" svg:width="3cm" svg:height="0.5cm" svg:x="32.102cm" svg:y="10.066cm">
          <text:p text:style-name="P1"><text:span text:style-name="T2">liberty-r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37" draw:id="id37" draw:layer="layout" svg:width="3cm" svg:height="0.5cm" svg:x="32.102cm" svg:y="9.304cm">
          <text:p text:style-name="P1"><text:span text:style-name="T2">mitaka-rdo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8.85cm" svg:y1="18.75cm" svg:x2="19.723cm" svg:y2="20.05cm" draw:start-shape="id34" draw:start-glue-point="1" draw:end-shape="id35" draw:end-glue-point="0" svg:d="M18850 18750h873v1300" svg:viewBox="0 0 874 1301">
          <text:p/>
        </draw:connector>
        <draw:frame draw:style-name="gr11" draw:text-style-name="P11" draw:layer="layout" svg:width="3cm" svg:height="0.887cm" svg:x="29.15cm" svg:y="10.208cm">
          <draw:text-box>
            <text:p><text:span text:style-name="T3">synced once per cycle from delorean</text:span></text:p>
          </draw:text-box>
        </draw:frame>
        <draw:frame draw:style-name="gr15" draw:text-style-name="P11" draw:layer="layout" svg:width="3.458cm" svg:height="0.569cm" svg:x="11.65cm" svg:y="16.681cm">
          <draw:text-box>
            <text:p><text:span text:style-name="T3">Fetch on each commit</text:span></text:p>
          </draw:text-box>
        </draw:frame>
        <draw:connector draw:style-name="gr35" draw:text-style-name="P20" draw:layer="layout" svg:x1="29.1cm" svg:y1="10.008cm" svg:x2="32.102cm" svg:y2="9.554cm" draw:start-shape="id36" draw:start-glue-point="1" draw:end-shape="id37" draw:end-glue-point="3" svg:d="M29100 10008h1501v-454h1501" svg:viewBox="0 0 3003 455">
          <text:p/>
        </draw:connector>
        <draw:custom-shape draw:style-name="gr36" draw:text-style-name="P4" xml:id="id49" draw:id="id49" draw:layer="layout" svg:width="9cm" svg:height="2.25cm" svg:x="30.4cm" svg:y="18cm">
          <text:p text:style-name="P1"><text:span text:style-name="T2"><text:a xlink:href="http://cbs.centos.org/koji/" xlink:type="simple">http://cbs.centos.org/koji/</text:a></text:span><text:span text:style-name="T2"> 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9cm" svg:height="1.5cm" svg:x="30.4cm" svg:y="16.5cm">
          <text:p text:style-name="P1"><text:span text:style-name="T1">CentOS Build System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xml:id="id50" draw:id="id50" draw:layer="layout" svg:width="9cm" svg:height="0.75cm" svg:x="30.4cm" svg:y="18.75cm">
          <text:p text:style-name="P1"><text:span text:style-name="T2">/openstack-mitaka/$DIST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23.597cm" svg:y1="23.2cm" svg:x2="26.9cm" svg:y2="34.05cm" draw:start-shape="id38" draw:start-glue-point="1" draw:end-shape="id39" svg:d="M23597 23200h3804v10850h-501" svg:viewBox="0 0 3805 10851">
          <text:p/>
        </draw:connector>
        <draw:frame draw:style-name="gr9" draw:text-style-name="P7" draw:layer="layout" svg:width="9cm" svg:height="0.887cm" svg:x="30.4cm" svg:y="17.113cm">
          <draw:text-box>
            <text:p text:style-name="P1"><text:span text:style-name="T3">Builds packages according to CentOS directives</text:span></text:p>
          </draw:text-box>
        </draw:frame>
        <draw:custom-shape draw:style-name="gr39" draw:text-style-name="P10" draw:layer="layout" svg:width="7.75cm" svg:height="1.25cm" svg:x="15.85cm" svg:y="16.5cm">
          <text:p text:style-name="P1"><text:span text:style-name="T1">DLRN server (RDO trunk)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7.75cm" svg:height="0.569cm" svg:x="15.85cm" svg:y="17.181cm">
          <draw:text-box>
            <text:p text:style-name="P1"><text:span text:style-name="T3">Creates packages and repos for trunk repos</text:span></text:p>
          </draw:text-box>
        </draw:frame>
        <draw:custom-shape draw:style-name="gr40" draw:text-style-name="P21" draw:layer="layout" svg:width="7.747cm" svg:height="6cm" svg:x="15.85cm" svg:y="17.75cm">
          <text:p text:style-name="P1"><text:span text:style-name="T4"><text:a xlink:href="https://github.com/openstack-packages/DLRN" xlink:type="simple">https://github.com/openstack-packages/DLRN</text:a></text:span><text:span text:style-name="T4"> 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line-skew="-0.025cm" svg:x1="14.5cm" svg:y1="12.2cm" svg:x2="15.85cm" svg:y2="18.75cm" draw:start-shape="id40" draw:start-glue-point="1" draw:end-shape="id34" draw:end-glue-point="3" svg:d="M14500 12200h650v6550h700" svg:viewBox="0 0 1351 6551">
          <text:p/>
        </draw:connector>
        <draw:custom-shape draw:style-name="gr5" draw:text-style-name="P5" xml:id="id34" draw:id="id34" draw:layer="layout" svg:width="3cm" svg:height="0.5cm" svg:x="15.85cm" svg:y="18.5cm">
          <text:p text:style-name="P3"><text:span text:style-name="T2">centos-mast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cm" svg:height="0.5cm" svg:x="15.85cm" svg:y="19.2cm">
          <text:p text:style-name="P3"><text:span text:style-name="T2">fedora-mast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cm" svg:height="0.5cm" svg:x="20.602cm" svg:y="18.498cm">
          <text:p text:style-name="P3"><text:span text:style-name="T2">centos-mitaka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cm" svg:height="0.5cm" svg:x="26.1cm" svg:y="10.558cm">
          <text:p text:style-name="P1"><text:span text:style-name="T2">rpm-liber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3cm" svg:height="0.5cm" svg:x="20.602cm" svg:y="19.198cm">
          <text:p text:style-name="P3"><text:span text:style-name="T2">centos-liberty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xml:id="id35" draw:id="id35" draw:layer="layout" svg:width="7.747cm" svg:height="0.5cm" svg:x="15.85cm" svg:y="20.05cm">
          <text:p text:style-name="P1"><text:span text:style-name="T2">/$DIST/$HASH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xml:id="id42" draw:id="id42" draw:layer="layout" svg:width="7.747cm" svg:height="0.5cm" svg:x="15.85cm" svg:y="20.75cm">
          <text:p text:style-name="P1"><text:span text:style-name="T2">/$VERSION/$DIST/current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xml:id="id46" draw:id="id46" draw:layer="layout" svg:width="7.747cm" svg:height="0.5cm" svg:x="15.85cm" svg:y="22.25cm">
          <text:p text:style-name="P1"><text:span text:style-name="T2">/$VERSION/$DIST/current-passed-ci</text:span></text:p>
          <draw:enhanced-geometry svg:viewBox="0 0 21600 21600" draw:type="rectangle" draw:enhanced-path="M 0 0 L 21600 0 21600 21600 0 21600 0 0 Z N"/>
        </draw:custom-shape>
        <draw:custom-shape draw:style-name="gr42" draw:text-style-name="P4" draw:layer="layout" svg:width="9cm" svg:height="3cm" svg:x="17.9cm" svg:y="31.75cm">
          <text:p text:style-name="P1"><text:span text:style-name="T2"><text:a xlink:href="http://buildlogs.centos.org/" xlink:type="simple">http://buildlogs.centos.org</text:a></text:span><text:span text:style-name="T2"> </text:span>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9cm" svg:height="1.5cm" svg:x="17.9cm" svg:y="30.25cm">
          <text:p text:style-name="P1"><text:span text:style-name="T1">RDO trunk repos (CentOS)</text:span></text:p>
          <draw:enhanced-geometry svg:viewBox="0 0 21600 21600" draw:type="rectangle" draw:enhanced-path="M 0 0 L 21600 0 21600 21600 0 21600 0 0 Z N"/>
        </draw:custom-shape>
        <draw:custom-shape draw:style-name="gr43" draw:text-style-name="P4" xml:id="id39" draw:id="id39" draw:layer="layout" svg:width="9cm" svg:height="0.5cm" svg:x="17.9cm" svg:y="33.8cm">
          <text:p text:style-name="P1"><text:span text:style-name="T2">$DIST/rdo-trunk-master-tripleo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9cm" svg:height="0.887cm" svg:x="17.95cm" svg:y="30.924cm">
          <draw:text-box>
            <text:p text:style-name="P1"><text:span text:style-name="T3">Serves yum repos for trunk RDO</text:span></text:p>
          </draw:text-box>
        </draw:frame>
        <draw:custom-shape draw:style-name="gr43" draw:text-style-name="P4" xml:id="id54" draw:id="id54" draw:layer="layout" svg:width="9cm" svg:height="0.5cm" svg:x="17.9cm" svg:y="32.35cm">
          <text:p text:style-name="P1"><text:span text:style-name="T2">$DIST/rdo-trunk-$VERSION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5.85cm" svg:y1="20.3cm" svg:x2="12.628cm" svg:y2="31cm" draw:start-shape="id35" draw:start-glue-point="3" draw:end-shape="id41" draw:end-glue-point="0" svg:d="M15850 20300h-3222v10700" svg:viewBox="0 0 3223 10701">
          <text:p/>
        </draw:connector>
        <draw:connector draw:style-name="gr6" draw:text-style-name="P6" draw:layer="layout" svg:x1="15.85cm" svg:y1="20.3cm" svg:x2="15.85cm" svg:y2="21cm" draw:start-shape="id35" draw:start-glue-point="3" draw:end-shape="id42" draw:end-glue-point="3" svg:d="M15850 20300h-502v700h502" svg:viewBox="0 0 503 701">
          <text:p/>
        </draw:connector>
        <draw:frame draw:style-name="gr15" draw:text-style-name="P11" draw:layer="layout" svg:width="1.958cm" svg:height="0.569cm" svg:x="10.67cm" svg:y="25.431cm">
          <draw:text-box>
            <text:p><text:span text:style-name="T3">Replicates</text:span></text:p>
          </draw:text-box>
        </draw:frame>
        <draw:frame draw:style-name="gr44" draw:text-style-name="P9" draw:layer="layout" svg:width="1.208cm" svg:height="0.75cm" svg:x="14.192cm" svg:y="20.5cm">
          <draw:text-box>
            <text:p text:style-name="P3"><text:span text:style-name="T3">links</text:span></text:p>
          </draw:text-box>
        </draw:frame>
        <draw:custom-shape draw:style-name="gr37" draw:text-style-name="P2" xml:id="id44" draw:id="id44" draw:layer="layout" svg:width="9cm" svg:height="1.5cm" svg:x="29.4cm" svg:y="23.35cm">
          <text:p text:style-name="P1"><text:span text:style-name="T1">RDO Trunk CI jobs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9cm" svg:height="0.887cm" svg:x="29.45cm" svg:y="24.024cm">
          <draw:text-box>
            <text:p text:style-name="P1"><text:span text:style-name="T3">Performs CI jobs on trunk repos</text:span></text:p>
          </draw:text-box>
        </draw:frame>
        <draw:custom-shape draw:style-name="gr37" draw:text-style-name="P4" draw:layer="layout" svg:width="9cm" svg:height="1.5cm" svg:x="29.4cm" svg:y="24.75cm">
          <text:p text:style-name="P1"><text:span text:style-name="T2">CI engines</text:span></text:p>
          <text:p text:style-name="P1"><text:span text:style-name="T2"><text:a xlink:href="https://prod-rdojenkins.rhcloud.com/" xlink:type="simple">https://prod-rdojenkins.rhcloud.com/</text:a></text:span><text:span text:style-name="T2"> </text:span></text:p>
          <text:p text:style-name="P1"><text:span text:style-name="T2"><text:a xlink:href="https://ci.centos.org/view/rdo/" xlink:type="simple">https://ci.centos.org/view/rdo/</text:a></text:span><text:span text:style-name="T2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svg:x1="23.597cm" svg:y1="21.7cm" svg:x2="33.9cm" svg:y2="23.35cm" draw:start-shape="id43" draw:start-glue-point="1" draw:end-shape="id44" draw:end-glue-point="0" svg:d="M23597 21700h10303v1650" svg:viewBox="0 0 10304 1651">
          <text:p/>
        </draw:connector>
        <draw:frame draw:style-name="gr15" draw:text-style-name="P7" draw:layer="layout" svg:width="2.25cm" svg:height="0.569cm" svg:x="31.15cm" svg:y="21.181cm">
          <draw:text-box>
            <text:p text:style-name="P1"><text:span text:style-name="T3">Fetch RPMs</text:span></text:p>
          </draw:text-box>
        </draw:frame>
        <draw:connector draw:style-name="gr6" draw:text-style-name="P6" draw:layer="layout" draw:line-skew="-0.448cm" svg:x1="35cm" svg:y1="29.2cm" svg:x2="15.85cm" svg:y2="23.2cm" draw:start-shape="id45" draw:end-shape="id38" draw:end-glue-point="3" svg:d="M35000 29200h-20100v-6000h950" svg:viewBox="0 0 20101 6001">
          <text:p/>
        </draw:connector>
        <draw:frame draw:style-name="gr45" draw:text-style-name="P7" draw:layer="layout" svg:width="3cm" svg:height="1.205cm" svg:x="18.4cm" svg:y="24.3cm">
          <draw:text-box>
            <text:p text:style-name="P1"><text:span text:style-name="T3">Promotes curent to current-passed-ci</text:span></text:p>
          </draw:text-box>
        </draw:frame>
        <draw:connector draw:style-name="gr6" draw:text-style-name="P6" draw:layer="layout" draw:line-skew="0.499cm" svg:x1="23.597cm" svg:y1="22.5cm" svg:x2="26.9cm" svg:y2="33.3cm" draw:start-shape="id46" draw:start-glue-point="1" draw:end-shape="id47" draw:end-glue-point="1" svg:d="M23597 22500h4303v10800h-1000" svg:viewBox="0 0 4304 10801">
          <text:p/>
        </draw:connector>
        <draw:frame draw:style-name="gr11" draw:text-style-name="P7" draw:layer="layout" svg:width="2.75cm" svg:height="0.887cm" svg:x="28.45cm" svg:y="30.613cm">
          <draw:text-box>
            <text:p text:style-name="P1"><text:span text:style-name="T3">Sync periodically</text:span></text:p>
          </draw:text-box>
        </draw:frame>
        <draw:custom-shape draw:style-name="gr46" draw:text-style-name="P4" draw:layer="layout" svg:width="9cm" svg:height="1.55cm" svg:x="41.05cm" svg:y="32.45cm">
          <text:p text:style-name="P1"><text:span text:style-name="T2"><text:a xlink:href="http://mirror.centos.org/" xlink:type="simple">http://mirror.centos.org</text:a>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37" draw:text-style-name="P2" xml:id="id52" draw:id="id52" draw:layer="layout" svg:width="9cm" svg:height="1.5cm" svg:x="41.05cm" svg:y="30.95cm">
          <text:p text:style-name="P1"><text:span text:style-name="T1">RDO stable CentOS repos</text:span></text:p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9cm" svg:height="0.5cm" svg:x="41.05cm" svg:y="33.2cm">
          <text:p text:style-name="P1"><text:span text:style-name="T2">/$DIST/cloud/$ARCH/openstack-$VERSION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9cm" svg:height="0.887cm" svg:x="41.1cm" svg:y="31.624cm">
          <draw:text-box>
            <text:p text:style-name="P1"><text:span text:style-name="T3">Serves RDO stable version</text:span></text:p>
          </draw:text-box>
        </draw:frame>
        <draw:custom-shape draw:style-name="gr37" draw:text-style-name="P2" draw:layer="layout" svg:width="9cm" svg:height="1.5cm" svg:x="47.45cm" svg:y="20cm">
          <text:p text:style-name="P1"><text:span text:style-name="T1">RDO Stable CI jobs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9cm" svg:height="0.887cm" svg:x="47.5cm" svg:y="20.674cm">
          <draw:text-box>
            <text:p text:style-name="P1"><text:span text:style-name="T3">Performs CI jobs on stable repos</text:span></text:p>
          </draw:text-box>
        </draw:frame>
        <draw:custom-shape draw:style-name="gr37" draw:text-style-name="P4" xml:id="id51" draw:id="id51" draw:layer="layout" svg:width="9cm" svg:height="1.5cm" svg:x="47.45cm" svg:y="21.4cm">
          <text:p text:style-name="P1"><text:span text:style-name="T2">CI engines</text:span></text:p>
          <text:p text:style-name="P1"><text:span text:style-name="T2"><text:a xlink:href="https://ci.centos.org/view/rdo/" xlink:type="simple">https://ci.centos.org/view/rdo/</text:a></text:span><text:span text:style-name="T2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line-skew="2.75cm" svg:x1="14.5cm" svg:y1="12.95cm" svg:x2="30.4cm" svg:y2="19.125cm" draw:start-shape="id48" draw:start-glue-point="1" draw:end-shape="id49" svg:d="M14500 12950h10700v6175h5200" svg:viewBox="0 0 15901 6176">
          <text:p/>
        </draw:connector>
        <draw:connector draw:style-name="gr6" draw:text-style-name="P6" draw:layer="layout" draw:line-skew="1.999cm 1.723cm -0.249cm" svg:x1="35.102cm" svg:y1="9.554cm" svg:x2="30.4cm" svg:y2="19.125cm" draw:start-shape="id37" draw:start-glue-point="1" draw:end-shape="id50" draw:end-glue-point="3" svg:d="M35102 9554h2500v6446h-7952v3125h750" svg:viewBox="0 0 7953 9572">
          <text:p/>
        </draw:connector>
        <draw:connector draw:style-name="gr6" draw:text-style-name="P6" draw:layer="layout" draw:line-skew="2.125cm" svg:x1="39.4cm" svg:y1="19.125cm" svg:x2="47.45cm" svg:y2="22.15cm" draw:start-shape="id50" draw:start-glue-point="1" draw:end-shape="id51" draw:end-glue-point="3" svg:d="M39400 19125h6150v3025h1900" svg:viewBox="0 0 8051 3026">
          <text:p/>
        </draw:connector>
        <draw:connector draw:style-name="gr6" draw:text-style-name="P6" draw:layer="layout" svg:x1="39.4cm" svg:y1="19.125cm" svg:x2="45.55cm" svg:y2="30.95cm" draw:start-shape="id50" draw:start-glue-point="1" draw:end-shape="id52" draw:end-glue-point="0" svg:d="M39400 19125h6150v11825" svg:viewBox="0 0 6151 11826">
          <text:p/>
        </draw:connector>
        <draw:frame draw:style-name="gr15" draw:text-style-name="P7" draw:layer="layout" svg:width="2.25cm" svg:height="0.569cm" svg:x="40.4cm" svg:y="21.181cm">
          <draw:text-box>
            <text:p text:style-name="P1"><text:span text:style-name="T3">Fetch RPMs</text:span></text:p>
          </draw:text-box>
        </draw:frame>
        <draw:frame draw:style-name="gr18" draw:text-style-name="P9" draw:layer="layout" svg:width="3.25cm" svg:height="1.069cm" svg:x="45.65cm" svg:y="29.781cm">
          <draw:text-box>
            <text:p text:style-name="P3"><text:span text:style-name="T3">Manually promoted when CI passed</text:span></text:p>
          </draw:text-box>
        </draw:frame>
        <draw:frame draw:style-name="gr11" draw:text-style-name="P9" draw:layer="layout" svg:width="3.75cm" svg:height="0.887cm" svg:x="26.15cm" svg:y="18.131cm">
          <draw:text-box>
            <text:p text:style-name="P3"><text:span text:style-name="T3">Get tarballon each manually triggered build</text:span></text:p>
          </draw:text-box>
        </draw:frame>
        <draw:custom-shape draw:style-name="gr47" draw:text-style-name="P4" draw:layer="layout" svg:width="7.85cm" svg:height="2.95cm" svg:x="41.1cm" svg:y="10.6cm">
          <text:p text:style-name="P1"><text:span text:style-name="T2"><text:a xlink:href="https://github.com/rdo-packages/nova" xlink:type="simple">https://github.com/rdo-packages/nova</text:a></text:span><text:span text:style-name="T2"> <text:s/></text:span></text:p>
          <text:p text:style-name="P1"><text:span text:style-name="T2"><text:a xlink:href="https://review.rdoproject.org/" xlink:type="simple">https://review.rdoproject.org</text:a></text:span><text:span text:style-name="T2"> </text:span></text:p>
          <text:p text:style-name="P1"><text:span text:style-name="T2">project:openstack/nova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48" draw:text-style-name="P2" draw:layer="layout" svg:width="7.85cm" svg:height="1.25cm" svg:x="41.1cm" svg:y="9.35cm">
          <text:p text:style-name="P1"><text:span text:style-name="T1">Patched git repo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3" draw:id="id53" draw:layer="layout" svg:width="3cm" svg:height="0.5cm" svg:x="45.95cm" svg:y="11.85cm">
          <text:p text:style-name="P3"><text:span text:style-name="T2">mitaka-patche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cm" svg:height="0.5cm" svg:x="45.95cm" svg:y="12.6cm">
          <text:p text:style-name="P3"><text:span text:style-name="T2">f23-patches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6.5cm" svg:height="0.569cm" svg:x="42.45cm" svg:y="10.1cm">
          <draw:text-box>
            <text:p text:style-name="P1"><text:span text:style-name="T3">contains patched repos for projects</text:span></text:p>
          </draw:text-box>
        </draw:frame>
        <draw:frame draw:style-name="gr10" draw:text-style-name="P8" draw:layer="layout" svg:width="2.5cm" svg:height="0.607cm" svg:x="43.502cm" svg:y="11.8cm">
          <draw:text-box>
            <text:p text:style-name="P3"><text:span text:style-name="T2">branches</text:span></text:p>
          </draw:text-box>
        </draw:frame>
        <draw:connector draw:style-name="gr6" draw:text-style-name="P6" draw:layer="layout" draw:line-skew="0cm 0.45cm -0.249cm" svg:x1="48.95cm" svg:y1="12.1cm" svg:x2="30.4cm" svg:y2="19.125cm" draw:start-shape="id53" draw:start-glue-point="1" draw:end-shape="id50" draw:end-glue-point="3" svg:d="M48950 12100h501v3900h-19801v3125h750" svg:viewBox="0 0 19802 7026">
          <text:p/>
        </draw:connector>
        <draw:custom-shape draw:style-name="gr41" draw:text-style-name="P4" xml:id="id43" draw:id="id43" draw:layer="layout" svg:width="7.747cm" svg:height="0.5cm" svg:x="15.85cm" svg:y="21.45cm">
          <text:p text:style-name="P1"><text:span text:style-name="T2">/$VERSION/$DIST/consistent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line-skew="-0.198cm" svg:x1="15.85cm" svg:y1="20.3cm" svg:x2="15.85cm" svg:y2="21.7cm" draw:start-shape="id35" draw:start-glue-point="3" draw:end-shape="id43" draw:end-glue-point="3" svg:d="M15850 20300h-700v1400h700" svg:viewBox="0 0 701 1401">
          <text:p/>
        </draw:connector>
        <draw:custom-shape draw:style-name="gr43" draw:text-style-name="P4" xml:id="id47" draw:id="id47" draw:layer="layout" svg:width="9cm" svg:height="0.5cm" svg:x="17.9cm" svg:y="33.05cm">
          <text:p text:style-name="P1"><text:span text:style-name="T2">$DIST/rdo-trunk-$VERSION-tested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line-skew="0.999cm" svg:x1="23.597cm" svg:y1="21.7cm" svg:x2="26.9cm" svg:y2="32.6cm" draw:start-shape="id43" draw:start-glue-point="1" draw:end-shape="id54" draw:end-glue-point="1" svg:d="M23597 21700h4803v10900h-1500" svg:viewBox="0 0 4804 10901">
          <text:p/>
        </draw:connector>
        <draw:custom-shape draw:style-name="gr41" draw:text-style-name="P4" xml:id="id38" draw:id="id38" draw:layer="layout" svg:width="7.747cm" svg:height="0.5cm" svg:x="15.85cm" svg:y="22.95cm">
          <text:p text:style-name="P1"><text:span text:style-name="T2">/$DIST/current-tripleo</text:span></text:p>
          <draw:enhanced-geometry svg:viewBox="0 0 21600 21600" draw:type="rectangle" draw:enhanced-path="M 0 0 L 21600 0 21600 21600 0 21600 0 0 Z N"/>
        </draw:custom-shape>
        <draw:custom-shape draw:style-name="gr37" draw:text-style-name="P2" xml:id="id56" draw:id="id56" draw:layer="layout" svg:width="9cm" svg:height="1.5cm" svg:x="35cm" svg:y="27.05cm">
          <text:p text:style-name="P1"><text:span text:style-name="T1">TripleO CI jobs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9cm" svg:height="0.887cm" svg:x="35.05cm" svg:y="27.724cm">
          <draw:text-box>
            <text:p text:style-name="P1"><text:span text:style-name="T3">Performs TripleO CI jobs on trunk master repo</text:span></text:p>
          </draw:text-box>
        </draw:frame>
        <draw:custom-shape draw:style-name="gr37" draw:text-style-name="P4" xml:id="id45" draw:id="id45" draw:layer="layout" svg:width="9cm" svg:height="1.5cm" svg:x="35cm" svg:y="28.45cm">
          <text:p text:style-name="P1"><text:span text:style-name="T2">CI engine</text:span></text:p>
          <text:p text:style-name="P1"><text:span text:style-name="T2"><text:a xlink:href="https://ci.centos.org/view/rdo/" xlink:type="simple">https://ci.centos.org/view/rdo/</text:a></text:span><text:span text:style-name="T2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" draw:layer="layout" svg:width="9cm" svg:height="1.5cm" svg:x="29.4cm" svg:y="23.35cm">
          <text:p text:style-name="P1"><text:span text:style-name="T1">RDO Trunk CI jobs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9cm" svg:height="0.887cm" svg:x="29.45cm" svg:y="24.024cm">
          <draw:text-box>
            <text:p text:style-name="P1"><text:span text:style-name="T3">Performs CI jobs on trunk repos</text:span></text:p>
          </draw:text-box>
        </draw:frame>
        <draw:custom-shape draw:style-name="gr37" draw:text-style-name="P4" xml:id="id55" draw:id="id55" draw:layer="layout" svg:width="9cm" svg:height="1.5cm" svg:x="29.4cm" svg:y="24.75cm">
          <text:p text:style-name="P1"><text:span text:style-name="T2">CI engines</text:span></text:p>
          <text:p text:style-name="P1"><text:span text:style-name="T2"><text:a xlink:href="https://ci.centos.org/view/rdo/" xlink:type="simple">https://ci.centos.org/view/rdo/</text:a></text:span><text:span text:style-name="T2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svg:x1="29.4cm" svg:y1="25.5cm" svg:x2="15.85cm" svg:y2="22.5cm" draw:start-shape="id55" draw:start-glue-point="3" draw:end-shape="id46" draw:end-glue-point="3" svg:d="M29400 25500h-14052v-3000h502" svg:viewBox="0 0 14053 3001">
          <text:p/>
        </draw:connector>
        <draw:frame draw:style-name="gr45" draw:text-style-name="P7" draw:layer="layout" svg:width="3cm" svg:height="1.205cm" svg:x="18.4cm" svg:y="28.001cm">
          <draw:text-box>
            <text:p text:style-name="P1"><text:span text:style-name="T3">Promotes curent to current-tripleo</text:span></text:p>
          </draw:text-box>
        </draw:frame>
        <draw:connector draw:style-name="gr6" draw:text-style-name="P6" draw:layer="layout" svg:x1="23.597cm" svg:y1="21.7cm" svg:x2="39.5cm" svg:y2="27.05cm" draw:start-shape="id43" draw:start-glue-point="1" draw:end-shape="id56" draw:end-glue-point="0" svg:d="M23597 21700h15903v5350" svg:viewBox="0 0 15904 5351">
          <text:p/>
        </draw:connector>
        <draw:custom-shape draw:style-name="gr49" draw:text-style-name="P2" draw:layer="layout" svg:width="7.25cm" svg:height="1.5cm" svg:x="27.1cm" svg:y="13.05cm">
          <text:p text:style-name="P1"><text:span text:style-name="T1">distgit CI jobs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7.25cm" svg:height="0.887cm" svg:x="27.1cm" svg:y="13.724cm">
          <draw:text-box>
            <text:p text:style-name="P1"><text:span text:style-name="T3">Performs CI jobs on new <text:s/>reviews for distgit</text:span></text:p>
          </draw:text-box>
        </draw:frame>
        <draw:custom-shape draw:style-name="gr50" draw:text-style-name="P4" draw:layer="layout" svg:width="7.25cm" svg:height="1.1cm" svg:x="27.1cm" svg:y="14.45cm">
          <text:p text:style-name="P1"><text:span text:style-name="T2">CI engine</text:span></text:p>
          <text:p text:style-name="P1"><text:span text:style-name="T2"><text:a xlink:href="https://ci.centos.org/view/rdo/" xlink:type="simple">https://ci.centos.org/view/rdo/</text:a></text:span><text:span text:style-name="T2"> 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" xml:id="id57" draw:id="id57" draw:layer="layout" svg:width="0.5cm" svg:height="0.5cm" svg:x="29.65cm" svg:y="11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xml:id="id60" draw:id="id60" draw:layer="layout" svg:width="0.5cm" svg:height="0.5cm" svg:x="30.75cm" svg:y="11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xml:id="id58" draw:id="id58" draw:layer="layout" svg:width="0.5cm" svg:height="0.5cm" svg:x="29.65cm" svg:y="13.0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xml:id="id59" draw:id="id59" draw:layer="layout" svg:width="0.5cm" svg:height="0.5cm" svg:x="30.75cm" svg:y="13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svg:x1="29.9cm" svg:y1="11.75cm" svg:x2="29.9cm" svg:y2="13.05cm" draw:start-shape="id57" draw:start-glue-point="2" draw:end-shape="id58" draw:end-glue-point="0" svg:d="M29900 11750v1300" svg:viewBox="0 0 1 1301">
          <text:p/>
        </draw:connector>
        <draw:connector draw:style-name="gr6" draw:text-style-name="P6" draw:layer="layout" svg:x1="31cm" svg:y1="13.05cm" svg:x2="31cm" svg:y2="11.75cm" draw:start-shape="id59" draw:start-glue-point="0" draw:end-shape="id60" draw:end-glue-point="2" svg:d="M31000 13050v-1300" svg:viewBox="0 0 1 1301">
          <text:p/>
        </draw:connector>
        <draw:frame draw:style-name="gr11" draw:text-style-name="P11" draw:layer="layout" svg:width="3.458cm" svg:height="0.887cm" svg:x="26.85cm" svg:y="11.95cm">
          <draw:text-box>
            <text:p text:style-name="P3"><text:span text:style-name="T3">Trigger CI job when a change is requested </text:span></text:p>
          </draw:text-box>
        </draw:frame>
        <draw:frame draw:style-name="gr11" draw:text-style-name="P11" draw:layer="layout" svg:width="3.458cm" svg:height="0.887cm" svg:x="30.9cm" svg:y="12cm">
          <draw:text-box>
            <text:p><text:span text:style-name="T3">Add vote depending on test resul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Medium1" svg:font-family="'Source Code Pro Medium'" style:font-pitch="fixed"/>
    <style:font-face style:name="Liberation Sans1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8T16:15:41.497079238</meta:creation-date>
    <dc:date>2016-06-01T14:20:31.011026537</dc:date>
    <meta:editing-duration>P10DT14H50M34S</meta:editing-duration>
    <meta:editing-cycles>68</meta:editing-cycles>
    <meta:generator>LibreOffice/5.0.3.2$Linux_X86_64 LibreOffice_project/00$Build-2</meta:generator>
    <dc:creator>Alfredo Moralejo</dc:creator>
    <meta:document-statistic meta:object-count="215"/>
  </office:meta>
</office:document-meta>
</file>